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BB000001AA03FED9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938cm" svg:x="1cm" svg:y="8.069cm">
          <draw:image xlink:href="Pictures/10000000000002BB000001AA03FED9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co </meta:initial-creator>
    <meta:creation-date>2012-09-16T12:26:27</meta:creation-date>
    <dc:date>2012-09-16T13:29:59</dc:date>
    <dc:creator>paco </dc:creator>
    <meta:editing-duration>P0D</meta:editing-duration>
    <meta:editing-cycles>2</meta:editing-cycles>
    <meta:generator>LibreOffice/3.5$Linux_X86_64 LibreOffice_project/350m1$Build-2</meta:generator>
    <meta:document-statistic meta:object-count="1"/>
  </office:meta>
</office:document-meta>
</file>